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6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7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8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9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3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4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9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1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1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81" style:family="table-cell" style:parent-style-name="Default">
      <style:table-cell-properties fo:border-bottom="none" fo:background-color="#dddddd" fo:border-left="none" fo:border-right="0.06pt solid #000000" fo:border-top="1.25pt solid #000000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98" style:family="table-cell" style:parent-style-name="Default">
      <style:table-cell-properties fo:border-bottom="none" fo:background-color="#dddddd" fo:border-left="0.06pt solid #000000" fo:border-right="none" fo:border-top="1.76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cccccc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63" style:family="table-cell" style:parent-style-name="Default">
      <style:table-cell-properties fo:border-bottom="1.25pt solid #000000" fo:border-left="none" fo:border-right="1.25pt solid #000000" fo:border-top="none"/>
    </style:style>
    <style:style style:name="ce64" style:family="table-cell" style:parent-style-name="Default">
      <style:table-cell-properties fo:border-bottom="none" fo:background-color="#cccccc" fo:border-left="none" fo:border-right="1.25pt solid #000000" fo:border-top="1.25pt solid #000000"/>
    </style:style>
    <style:style style:name="ce65" style:family="table-cell" style:parent-style-name="Default">
      <style:table-cell-properties fo:border-bottom="1.76pt solid #000000" fo:border-left="none" fo:border-right="1.25pt solid #000000" fo:border-top="none"/>
    </style:style>
    <style:style style:name="ce216" style:family="table-cell" style:parent-style-name="Default">
      <style:table-cell-properties fo:border-bottom="none" fo:background-color="#dddddd" fo:border-left="none" fo:border-right="1.25pt solid #000000" fo:border-top="1.76pt solid #000000"/>
    </style:style>
    <style:style style:name="ce217" style:family="table-cell" style:parent-style-name="Default">
      <style:table-cell-properties fo:border-bottom="0.06pt solid #000000" fo:background-color="#dddddd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71" style:family="table-cell" style:parent-style-name="Default">
      <style:table-cell-properties fo:border-bottom="0.06pt solid #00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36" style:family="table-cell" style:parent-style-name="Default">
      <style:table-cell-properties fo:border-bottom="none" fo:background-color="#dddddd" fo:border-left="1.25pt solid #000000" fo:border-right="none" fo:border-top="1.25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87" style:family="table-cell" style:parent-style-name="Default">
      <style:table-cell-properties fo:border-bottom="0.06pt solid #00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215" style:family="table-cell" style:parent-style-name="Default">
      <style:table-cell-properties fo:border-bottom="1.76pt solid #000000" fo:background-color="transparent" fo:border-left="none" fo:border-right="1.76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286" style:family="table-cell" style:parent-style-name="Default">
      <style:table-cell-properties fo:border-bottom="none" fo:background-color="#dddddd" fo:border-left="none" fo:border-right="1.25pt solid #000000" fo:border-top="0.06pt solid #000000"/>
    </style:style>
    <style:style style:name="ce287" style:family="table-cell" style:parent-style-name="Default">
      <style:table-cell-properties fo:border-bottom="1.25pt solid #000000" fo:background-color="#dddddd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]*BaseRnd+[.U3]" office:value-type="float" office:value="81" calcext:value-type="float">
            <text:p>8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2" calcext:value-type="float">
            <text:p>2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63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]*BaseRnd+[.U5]" office:value-type="float" office:value="64" calcext:value-type="float">
            <text:p>6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64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6]*BaseRnd+[.U6]" office:value-type="float" office:value="116" calcext:value-type="float">
            <text:p>11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55"/>
          <table:table-cell table:style-name="ce87"/>
          <table:table-cell table:style-name="ce89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80"/>
          <table:table-cell table:style-name="ce83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7]*BaseRnd+[.U7]" office:value-type="float" office:value="45" calcext:value-type="float">
            <text:p>45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8]*BaseRnd+[.U8]" office:value-type="float" office:value="54" calcext:value-type="float">
            <text:p>5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65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9]*BaseRnd+[.U9]" office:value-type="float" office:value="79" calcext:value-type="float">
            <text:p>7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0]*BaseRnd+[.U10]" office:value-type="float" office:value="60" calcext:value-type="float">
            <text:p>6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3" calcext:value-type="float">
            <text:p>10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30" calcext:value-type="float">
            <text:p>3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3]*BaseRnd+[.U13]" office:value-type="float" office:value="16" calcext:value-type="float">
            <text:p>16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63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100" calcext:value-type="float">
            <text:p>100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64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5]*BaseRnd+[.U15]" office:value-type="float" office:value="12" calcext:value-type="float">
            <text:p>1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55"/>
          <table:table-cell table:style-name="ce87"/>
          <table:table-cell table:style-name="ce89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80"/>
          <table:table-cell table:style-name="ce83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6]*BaseRnd+[.U16]" office:value-type="float" office:value="55" calcext:value-type="float">
            <text:p>5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7]*BaseRnd+[.U17]" office:value-type="float" office:value="117" calcext:value-type="float">
            <text:p>11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65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109" calcext:value-type="float">
            <text:p>10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9]*BaseRnd+[.U19]" office:value-type="float" office:value="65" calcext:value-type="float">
            <text:p>6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27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127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127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0]*BaseRnd+[.U20]" office:value-type="float" office:value="96" calcext:value-type="float">
            <text:p>9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127" office:value-type="float" office:value="3" calcext:value-type="float" table:number-columns-spanned="1" table:number-rows-spanned="2">
            <text:p>3</text:p>
          </table:table-cell>
          <table:table-cell table:style-name="ce141"/>
          <table:table-cell table:style-name="ce170"/>
          <table:table-cell table:style-name="ce198"/>
          <table:table-cell table:style-name="ce216"/>
          <table:table-cell table:style-name="ce189"/>
          <table:table-cell table:style-name="ce147"/>
          <table:table-cell table:style-name="ce162"/>
          <table:table-cell table:style-name="ce210"/>
          <table:table-cell table:style-name="ce134"/>
          <table:table-cell table:style-name="ce147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127"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1]*BaseRnd+[.U21]" office:value-type="float" office:value="111" calcext:value-type="float">
            <text:p>11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42"/>
          <table:table-cell table:style-name="ce171"/>
          <table:table-cell table:style-name="ce199"/>
          <table:table-cell table:style-name="ce217"/>
          <table:table-cell table:style-name="ce190"/>
          <table:table-cell table:style-name="ce148"/>
          <table:table-cell table:style-name="ce163"/>
          <table:table-cell table:style-name="ce211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2]*BaseRnd+[.U22]" office:value-type="float" office:value="126" calcext:value-type="float">
            <text:p>12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127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278"/>
          <table:table-cell table:style-name="ce286"/>
          <table:table-cell table:style-name="ce191"/>
          <table:table-cell table:style-name="ce149"/>
          <table:table-cell table:style-name="ce164"/>
          <table:table-cell table:style-name="ce212"/>
          <table:table-cell table:style-name="ce127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3]*BaseRnd+[.U23]" office:value-type="float" office:value="56" calcext:value-type="float">
            <text:p>5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279"/>
          <table:table-cell table:style-name="ce287"/>
          <table:table-cell table:style-name="ce192"/>
          <table:table-cell table:style-name="ce150"/>
          <table:table-cell table:style-name="ce165"/>
          <table:table-cell table:style-name="ce213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4]*BaseRnd+[.U24]" office:value-type="float" office:value="52" calcext:value-type="float">
            <text:p>52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127" office:value-type="float" office:value="1" calcext:value-type="float" table:number-columns-spanned="1" table:number-rows-spanned="2">
            <text:p>1</text:p>
          </table:table-cell>
          <table:table-cell table:style-name="ce145"/>
          <table:table-cell table:style-name="ce181"/>
          <table:table-cell table:style-name="ce202"/>
          <table:table-cell table:style-name="ce220"/>
          <table:table-cell table:style-name="ce236"/>
          <table:table-cell table:style-name="ce181"/>
          <table:table-cell table:style-name="ce166"/>
          <table:table-cell table:style-name="ce214"/>
          <table:table-cell table:style-name="ce138"/>
          <table:table-cell table:style-name="ce151"/>
          <table:table-cell table:style-name="ce202"/>
          <table:table-cell table:style-name="ce220"/>
          <table:table-cell table:style-name="ce236"/>
          <table:table-cell table:style-name="ce181"/>
          <table:table-cell table:style-name="ce202"/>
          <table:table-cell table:style-name="ce293"/>
          <table:table-cell table:style-name="ce127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5]*BaseRnd+[.U25]" office:value-type="float" office:value="67" calcext:value-type="float">
            <text:p>6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42"/>
          <table:table-cell table:style-name="ce171"/>
          <table:table-cell table:style-name="ce199"/>
          <table:table-cell table:style-name="ce217"/>
          <table:table-cell table:style-name="ce237"/>
          <table:table-cell table:style-name="ce171"/>
          <table:table-cell table:style-name="ce163"/>
          <table:table-cell table:style-name="ce211"/>
          <table:table-cell table:style-name="ce135"/>
          <table:table-cell table:style-name="ce148"/>
          <table:table-cell table:style-name="ce199"/>
          <table:table-cell table:style-name="ce217"/>
          <table:table-cell table:style-name="ce237"/>
          <table:table-cell table:style-name="ce171"/>
          <table:table-cell table:style-name="ce199"/>
          <table:table-cell table:style-name="ce294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6]*BaseRnd+[.U26]" office:value-type="float" office:value="76" calcext:value-type="float">
            <text:p>7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127" office:value-type="float" office:value="0" calcext:value-type="float" table:number-columns-spanned="1" table:number-rows-spanned="2">
            <text:p>0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164"/>
          <table:table-cell table:style-name="ce212"/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27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7]*BaseRnd+[.U27]" office:value-type="float" office:value="25" calcext:value-type="float">
            <text:p>25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167"/>
          <table:table-cell table:style-name="ce215"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167"/>
          <table:table-cell table:style-name="ce21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8]*BaseRnd+[.U28]" office:value-type="float" office:value="44" calcext:value-type="float">
            <text:p>4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27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127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127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9]*BaseRnd+[.U29]" office:value-type="float" office:value="120" calcext:value-type="float">
            <text:p>12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27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127"/>
          <table:covered-table-cell table:style-name="ce41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0]*BaseRnd+[.U30]" office:value-type="float" office:value="62" calcext:value-type="float">
            <text:p>62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127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27" office:value-type="float" office:value="1" calcext:value-type="float" table:number-columns-spanned="1" table:number-rows-spanned="4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1]*BaseRnd+[.U31]" office:value-type="float" office:value="111" calcext:value-type="float">
            <text:p>111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2]*BaseRnd+[.U32]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3]*BaseRnd+[.U33]" office:value-type="float" office:value="119" calcext:value-type="float">
            <text:p>11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4]*BaseRnd+[.U34]" office:value-type="float" office:value="93" calcext:value-type="float">
            <text:p>9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127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27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5]*BaseRnd+[.U35]" office:value-type="float" office:value="63" calcext:value-type="float">
            <text:p>6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13" calcext:value-type="float">
            <text:p>1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7]*BaseRnd+[.U37]" office:value-type="float" office:value="20" calcext:value-type="float">
            <text:p>2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13" calcext:value-type="float">
            <text:p>1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127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127"/>
          <table:covered-table-cell table:style-name="ce41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22" calcext:value-type="float">
            <text:p>2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27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0]*BaseRnd+[.U40]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style-name="ce127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38"/>
          <table:table-cell table:style-name="ce153" table:number-columns-repeated="6"/>
          <table:table-cell table:style-name="ce178"/>
          <table:table-cell table:style-name="ce127" office:value-type="float" office:value="0" calcext:value-type="float" table:number-columns-spanned="1" table:number-rows-spanned="8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1]*BaseRnd+[.U41]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2]*BaseRnd+[.U42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3]*BaseRnd+[.U43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5]*BaseRnd+[.U45]"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7]*BaseRnd+[.U47]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139"/>
          <table:table-cell table:style-name="ce155" table:number-columns-repeated="6"/>
          <table:table-cell table:style-name="ce179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table-cell/>
          <table:table-cell table:style-name="ce127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number-columns-repeated="3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0]*BaseRnd+[.U50]" office:value-type="float" office:value="51" calcext:value-type="float">
            <text:p>5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59" calcext:value-type="float">
            <text:p>5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3]*BaseRnd+[.U53]" office:value-type="float" office:value="97" calcext:value-type="float">
            <text:p>97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08:04:05.7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2:44:23.337000000</meta:creation-date>
    <meta:print-date>2022-08-17T12:54:59.590000000</meta:print-date>
    <dc:date>2022-11-22T10:17:11.218000000</dc:date>
    <meta:editing-duration>PT4H45M29S</meta:editing-duration>
    <meta:editing-cycles>6</meta:editing-cycles>
    <meta:generator>LibreOffice/7.1.4.2$Windows_X86_64 LibreOffice_project/a529a4fab45b75fefc5b6226684193eb000654f6</meta:generator>
    <meta:document-statistic meta:table-count="2" meta:cell-count="430" meta:object-count="0"/>
  </office:meta>
</office:document-meta>
</file>